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meta" style:family="table">
      <style:table-properties style:width="6.9271in" fo:margin-left="0in" table:align="left"/>
    </style:style>
    <style:style style:name="meta.A" style:family="table-column">
      <style:table-column-properties style:column-width="2.0938in"/>
    </style:style>
    <style:style style:name="meta.B" style:family="table-column">
      <style:table-column-properties style:column-width="4.8333in"/>
    </style:style>
    <style:style style:name="meta.A1" style:family="table-cell">
      <style:table-cell-properties fo:padding="0.0382in" fo:border-left="0.05pt solid #000000" fo:border-right="none" fo:border-top="0.05pt solid #000000" fo:border-bottom="0.05pt solid #000000"/>
    </style:style>
    <style:style style:name="meta.B1" style:family="table-cell">
      <style:table-cell-properties fo:padding="0.0382in" fo:border="0.05pt solid #000000"/>
    </style:style>
    <style:style style:name="meta.A2" style:family="table-cell">
      <style:table-cell-properties fo:padding="0.0382in" fo:border-left="0.05pt solid #000000" fo:border-right="none" fo:border-top="none" fo:border-bottom="0.05pt solid #000000"/>
    </style:style>
    <style:style style:name="meta.B2" style:family="table-cell">
      <style:table-cell-properties fo:padding="0.0382in" fo:border-left="0.05pt solid #000000" fo:border-right="0.05pt solid #000000" fo:border-top="none" fo:border-bottom="0.05pt solid #000000"/>
    </style:style>
    <style:style style:name="state" style:family="table">
      <style:table-properties style:width="6.9271in" fo:margin-left="0in" table:align="left"/>
    </style:style>
    <style:style style:name="state.A" style:family="table-column">
      <style:table-column-properties style:column-width="2.5625in"/>
    </style:style>
    <style:style style:name="state.B" style:family="table-column">
      <style:table-column-properties style:column-width="4.3646in"/>
    </style:style>
    <style:style style:name="state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e.B1" style:family="table-cell">
      <style:table-cell-properties fo:padding="0.0382in" fo:border="0.05pt solid #000000"/>
    </style:style>
    <style:style style:name="state.A2" style:family="table-cell">
      <style:table-cell-properties fo:padding="0.0382in" fo:border-left="0.05pt solid #000000" fo:border-right="none" fo:border-top="none" fo:border-bottom="0.05pt solid #000000"/>
    </style:style>
    <style:style style:name="state.B2" style:family="table-cell">
      <style:table-cell-properties fo:padding="0.0382in" fo:border-left="0.05pt solid #000000" fo:border-right="0.05pt solid #000000" fo:border-top="none" fo:border-bottom="0.05pt solid #000000"/>
    </style:style>
    <style:style style:name="settings" style:family="table">
      <style:table-properties style:width="6.9271in" fo:margin-left="0in" table:align="left"/>
    </style:style>
    <style:style style:name="settings.A" style:family="table-column">
      <style:table-column-properties style:column-width="2.2604in"/>
    </style:style>
    <style:style style:name="settings.B" style:family="table-column">
      <style:table-column-properties style:column-width="4.6667in"/>
    </style:style>
    <style:style style:name="settings.A1" style:family="table-cell">
      <style:table-cell-properties fo:padding="0.0382in" fo:border-left="0.05pt solid #000000" fo:border-right="none" fo:border-top="0.05pt solid #000000" fo:border-bottom="0.05pt solid #000000"/>
    </style:style>
    <style:style style:name="settings.B1" style:family="table-cell">
      <style:table-cell-properties fo:padding="0.0382in" fo:border="0.05pt solid #000000"/>
    </style:style>
    <style:style style:name="settings.A2" style:family="table-cell">
      <style:table-cell-properties fo:padding="0.0382in" fo:border-left="0.05pt solid #000000" fo:border-right="none" fo:border-top="none" fo:border-bottom="0.05pt solid #000000"/>
    </style:style>
    <style:style style:name="settings.B2" style:family="table-cell">
      <style:table-cell-properties fo:padding="0.0382in" fo:border-left="0.05pt solid #000000" fo:border-right="0.05pt solid #000000" fo:border-top="none" fo:border-bottom="0.05pt solid #000000"/>
    </style:style>
    <style:style style:name="Defaults" style:family="table">
      <style:table-properties style:width="6.925in" table:align="margins"/>
    </style:style>
    <style:style style:name="Defaults.A" style:family="table-column">
      <style:table-column-properties style:column-width="3.4625in" style:rel-column-width="32767*"/>
    </style:style>
    <style:style style:name="Defa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aults.B1" style:family="table-cell">
      <style:table-cell-properties fo:padding="0.0382in" fo:border="0.05pt solid #000000"/>
    </style:style>
    <style:style style:name="Defaults.A2" style:family="table-cell">
      <style:table-cell-properties fo:padding="0.0382in" fo:border-left="0.05pt solid #000000" fo:border-right="none" fo:border-top="none" fo:border-bottom="0.05pt solid #000000"/>
    </style:style>
    <style:style style:name="Default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" officeooo:rsid="00030175" officeooo:paragraph-rsid="00030175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03017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normal" officeooo:rsid="00eefb79" officeooo:paragraph-rsid="00eefb7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officeooo:rsid="000f020b" officeooo:paragraph-rsid="000f020b"/>
    </style:style>
    <style:style style:name="P5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5ff5e" officeooo:paragraph-rsid="0005ff5e"/>
    </style:style>
    <style:style style:name="P6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f020b" officeooo:paragraph-rsid="000f020b"/>
    </style:style>
    <style:style style:name="P7" style:family="paragraph" style:parent-style-name="Standard">
      <style:paragraph-properties fo:text-align="start" style:justify-single-word="false"/>
      <style:text-properties style:font-name="DejaVu Sans" officeooo:rsid="014069c8" officeooo:paragraph-rsid="00105616"/>
    </style:style>
    <style:style style:name="P8" style:family="paragraph" style:parent-style-name="Standard">
      <style:paragraph-properties fo:text-align="start" style:justify-single-word="false"/>
      <style:text-properties style:font-name="DejaVu Sans" officeooo:rsid="014aa7bd" officeooo:paragraph-rsid="014aa7bd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normal" officeooo:rsid="0152a108" officeooo:paragraph-rsid="0152a10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152a108" officeooo:paragraph-rsid="01618e6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15b238e" officeooo:paragraph-rsid="015b238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officeooo:rsid="00030175" officeooo:paragraph-rsid="00030175"/>
    </style:style>
    <style:style style:name="P13" style:family="paragraph" style:parent-style-name="Standard">
      <style:paragraph-properties fo:text-align="start" style:justify-single-word="false"/>
      <style:text-properties style:font-name="DejaVu Sans" officeooo:rsid="015344de" officeooo:paragraph-rsid="015344de"/>
    </style:style>
    <style:style style:name="P14" style:family="paragraph" style:parent-style-name="Standard">
      <style:paragraph-properties fo:text-align="end" style:justify-single-word="false"/>
      <style:text-properties style:font-name="DejaVu Sans Light" fo:font-weight="bold" officeooo:rsid="00030175" officeooo:paragraph-rsid="00030175" style:font-weight-asian="bold" style:font-weight-complex="bold"/>
    </style:style>
    <style:style style:name="P15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152a108" officeooo:paragraph-rsid="0152a108"/>
    </style:style>
    <style:style style:name="P16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06pt double #000000" style:join-border="false"/>
      <style:text-properties style:font-name="DejaVu Sans" officeooo:rsid="015344de" officeooo:paragraph-rsid="015344de"/>
    </style:style>
    <style:style style:name="P17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06pt double #000000" style:join-border="false"/>
      <style:text-properties style:font-name="DejaVu Sans" fo:font-weight="normal" officeooo:rsid="015b238e" officeooo:paragraph-rsid="015b238e" style:font-weight-asian="normal" style:font-weight-complex="normal"/>
    </style:style>
    <style:style style:name="P18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 Light" officeooo:rsid="00030175" officeooo:paragraph-rsid="00030175"/>
    </style:style>
    <style:style style:name="P19" style:family="paragraph" style:parent-style-name="Header">
      <style:text-properties style:font-name="DejaVu Sans Light" officeooo:rsid="011fcd08" officeooo:paragraph-rsid="011fcd08"/>
    </style:style>
    <style:style style:name="P20" style:family="paragraph" style:parent-style-name="Table_20_Contents">
      <style:paragraph-properties fo:text-align="start" style:justify-single-word="false"/>
      <style:text-properties style:font-name="DejaVu Sans"/>
    </style:style>
    <style:style style:name="P21" style:family="paragraph" style:parent-style-name="Table_20_Contents">
      <style:paragraph-properties fo:text-align="start" style:justify-single-word="false"/>
      <style:text-properties style:font-name="DejaVu Sans" officeooo:rsid="015344de" officeooo:paragraph-rsid="015344de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weight="bold" officeooo:rsid="015344de" officeooo:paragraph-rsid="015344de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weight="bold" officeooo:rsid="0153a6bd" officeooo:paragraph-rsid="0153a6b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weight="bold" officeooo:rsid="01618e6e" officeooo:paragraph-rsid="01618e6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weight="bold" officeooo:rsid="0165b75c" officeooo:paragraph-rsid="0165b75c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" officeooo:rsid="015628e2" officeooo:paragraph-rsid="015628e2"/>
    </style:style>
    <style:style style:name="P27" style:family="paragraph" style:parent-style-name="Table_20_Contents">
      <style:paragraph-properties fo:text-align="start" style:justify-single-word="false"/>
      <style:text-properties style:font-name="DejaVu Sans" officeooo:rsid="01618e6e" officeooo:paragraph-rsid="01618e6e"/>
    </style:style>
    <style:style style:name="P28" style:family="paragraph" style:parent-style-name="Table_20_Contents">
      <style:paragraph-properties fo:text-align="start" style:justify-single-word="false"/>
      <style:text-properties style:font-name="DejaVu Sans" officeooo:rsid="0165b75c" officeooo:paragraph-rsid="0165b75c"/>
    </style:style>
    <style:style style:name="P29" style:family="paragraph" style:parent-style-name="Table_20_Contents">
      <style:paragraph-properties fo:text-align="start" style:justify-single-word="false"/>
      <style:text-properties style:font-name="DejaVu Sans" officeooo:rsid="01670ac4" officeooo:paragraph-rsid="01670ac4"/>
    </style:style>
    <style:style style:name="P30" style:family="paragraph" style:parent-style-name="Table_20_Contents">
      <style:paragraph-properties fo:text-align="start" style:justify-single-word="false"/>
      <style:text-properties style:font-name="DejaVu Sans" officeooo:rsid="0167aa6a" officeooo:paragraph-rsid="0167aa6a"/>
    </style:style>
    <style:style style:name="P31" style:family="paragraph" style:parent-style-name="Table_20_Contents">
      <style:paragraph-properties fo:text-align="start" style:justify-single-word="false"/>
      <style:text-properties style:font-name="DejaVu Sans" officeooo:rsid="0169d904" officeooo:paragraph-rsid="0169d904"/>
    </style:style>
    <style:style style:name="P32" style:family="paragraph" style:parent-style-name="Footer">
      <style:text-properties style:font-name="DejaVu Sans Light" officeooo:rsid="0122c668" officeooo:paragraph-rsid="0122c668"/>
    </style:style>
    <style:style style:name="T1" style:family="text">
      <style:text-properties officeooo:rsid="01210a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210aa7" style:font-weight-asian="bold" style:font-weight-complex="bold"/>
    </style:style>
    <style:style style:name="T4" style:family="text">
      <style:text-properties fo:font-weight="bold" officeooo:rsid="0003bc84" style:font-weight-asian="bold" style:font-weight-complex="bold"/>
    </style:style>
    <style:style style:name="T5" style:family="text">
      <style:text-properties fo:font-weight="bold" officeooo:rsid="013debbd" style:font-weight-asian="bold" style:font-weight-complex="bold"/>
    </style:style>
    <style:style style:name="T6" style:family="text">
      <style:text-properties fo:font-weight="bold" officeooo:rsid="013f5b9a" style:font-weight-asian="bold" style:font-weight-complex="bold"/>
    </style:style>
    <style:style style:name="T7" style:family="text">
      <style:text-properties fo:font-weight="bold" officeooo:rsid="0143357b" style:font-weight-asian="bold" style:font-weight-complex="bold"/>
    </style:style>
    <style:style style:name="T8" style:family="text">
      <style:text-properties fo:font-weight="bold" officeooo:rsid="0144fe52" style:font-weight-asian="bold" style:font-weight-complex="bold"/>
    </style:style>
    <style:style style:name="T9" style:family="text">
      <style:text-properties fo:font-weight="bold" officeooo:rsid="01459d43" style:font-weight-asian="bold" style:font-weight-complex="bold"/>
    </style:style>
    <style:style style:name="T10" style:family="text">
      <style:text-properties fo:font-weight="bold" officeooo:rsid="015344de" style:font-weight-asian="bold" style:font-weight-complex="bold"/>
    </style:style>
    <style:style style:name="T11" style:family="text">
      <style:text-properties fo:font-weight="bold" officeooo:rsid="016e2788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063170" style:font-weight-asian="normal" style:font-weight-complex="normal"/>
    </style:style>
    <style:style style:name="T15" style:family="text">
      <style:text-properties fo:font-weight="normal" officeooo:rsid="0138f470" style:font-weight-asian="normal" style:font-weight-complex="normal"/>
    </style:style>
    <style:style style:name="T16" style:family="text">
      <style:text-properties fo:font-weight="normal" officeooo:rsid="013b4eae" style:font-weight-asian="normal" style:font-weight-complex="normal"/>
    </style:style>
    <style:style style:name="T17" style:family="text">
      <style:text-properties fo:font-weight="normal" officeooo:rsid="0141ad91" style:font-weight-asian="normal" style:font-weight-complex="normal"/>
    </style:style>
    <style:style style:name="T18" style:family="text">
      <style:text-properties fo:font-weight="normal" officeooo:rsid="0143357b" style:font-weight-asian="normal" style:font-weight-complex="normal"/>
    </style:style>
    <style:style style:name="T19" style:family="text">
      <style:text-properties fo:font-weight="normal" officeooo:rsid="01459d43" style:font-weight-asian="normal" style:font-weight-complex="normal"/>
    </style:style>
    <style:style style:name="T20" style:family="text">
      <style:text-properties officeooo:rsid="0003bc8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5344de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officeooo:rsid="015e7d0b" style:font-weight-asian="bold" style:font-weight-complex="bold"/>
    </style:style>
    <style:style style:name="T25" style:family="text">
      <style:text-properties style:text-underline-style="none" officeooo:rsid="015b2e93"/>
    </style:style>
    <style:style style:name="T26" style:family="text">
      <style:text-properties style:text-underline-style="none" officeooo:rsid="015344de"/>
    </style:style>
    <style:style style:name="T27" style:family="text">
      <style:text-properties style:text-underline-style="none" officeooo:rsid="015e7d0b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155d0b5" style:font-style-asian="italic" style:font-weight-asian="normal" style:font-style-complex="italic" style:font-weight-complex="normal"/>
    </style:style>
    <style:style style:name="T30" style:family="text">
      <style:text-properties officeooo:rsid="00f00513"/>
    </style:style>
    <style:style style:name="T31" style:family="text">
      <style:text-properties officeooo:rsid="0141ad91"/>
    </style:style>
    <style:style style:name="T32" style:family="text">
      <style:text-properties officeooo:rsid="0143357b"/>
    </style:style>
    <style:style style:name="T33" style:family="text">
      <style:text-properties officeooo:rsid="01459d43"/>
    </style:style>
    <style:style style:name="T34" style:family="text">
      <style:text-properties officeooo:rsid="0148b893"/>
    </style:style>
    <style:style style:name="T35" style:family="text">
      <style:text-properties officeooo:rsid="014afc98"/>
    </style:style>
    <style:style style:name="T36" style:family="text">
      <style:text-properties officeooo:rsid="015344de"/>
    </style:style>
    <style:style style:name="T37" style:family="text">
      <style:text-properties officeooo:rsid="0155d0b5"/>
    </style:style>
    <style:style style:name="T38" style:family="text">
      <style:text-properties officeooo:rsid="01618e6e"/>
    </style:style>
    <style:style style:name="T39" style:family="text">
      <style:text-properties officeooo:rsid="0162ecc9"/>
    </style:style>
    <style:style style:name="T40" style:family="text">
      <style:text-properties officeooo:rsid="016e2788"/>
    </style:style>
    <style:style style:name="T41" style:family="text">
      <style:text-properties style:font-name="DejaVu Sans Light"/>
    </style:style>
    <style:style style:name="T42" style:family="text">
      <style:text-properties style:font-name="DejaVu Sans Light" fo:font-weight="bold" officeooo:rsid="016e2788" style:font-weight-asian="bold" style:font-weight-complex="bold"/>
    </style:style>
    <style:style style:name="T43" style:family="text">
      <style:text-properties style:font-name="DejaVu Sans Light" officeooo:rsid="016e2788"/>
    </style:style>
    <style:style style:name="T44" style:family="text">
      <style:text-properties officeooo:rsid="0174d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ynge <text:span text:style-name="T31">CLI</text:span><text:span text:style-name="T13"> </text:span><text:span text:style-name="T15">v1.</text:span><text:span text:style-name="T17">1</text:span><text:span text:style-name="T15">.</text:span><text:span text:style-name="T16">x</text:span></text:p>
      <text:p text:style-name="P18">User Documentation</text:p>
      <text:p text:style-name="P1">Cyphar</text:p>
      <text:p text:style-name="P1"/>
      <text:p text:style-name="P1">The following document is the user documentation for Synge <text:span text:style-name="T31">CLI</text:span>,<text:span text:style-name="T32"> a simple user interface to </text:span><text:span text:style-name="T7">synge</text:span><text:span text:style-name="T18">(</text:span><text:span text:style-name="T19">1</text:span><text:span text:style-name="T18">)</text:span>. <text:span text:style-name="T33">For general documentation about Synge itself, consult </text:span><text:span text:style-name="T9">synge</text:span><text:span text:style-name="T19">(1).</text:span> This document is written from an end-user perspective, <text:span text:style-name="T20">explaining how to use Synge CLI (with little care for the actual inner workings). Developers (or geeks in general) should consult </text:span><text:span text:style-name="T6">s</text:span><text:span text:style-name="T4">ynge-</text:span><text:span text:style-name="T8">cli</text:span><text:span text:style-name="T20">(3).</text:span></text:p>
      <text:p text:style-name="P1"/>
      <text:p text:style-name="P6">Overview</text:p>
      <text:p text:style-name="P4"/>
      <text:p text:style-name="P8">The Synge CLI interface is <text:span text:style-name="T35">the most basic interface to Synge, designed to give maximum control to the user. The interface is in the form of a read-eval-print loop, which will take one line of input, evaluate it and then print the result of the computation.</text:span></text:p>
      <text:p text:style-name="P1"/>
      <text:p text:style-name="P16">State</text:p>
      <text:p text:style-name="P13"/>
      <text:p text:style-name="P13">Synge allows you to very simply list information about the current state of Synge, as well as the list of available builtins.</text:p>
      <text:p text:style-name="P13"/>
      <table:table table:name="state" table:style-name="state">
        <table:table-column table:style-name="state.A"/>
        <table:table-column table:style-name="state.B"/>
        <table:table-row>
          <table:table-cell table:style-name="state.A1" office:value-type="string">
            <text:p text:style-name="P23"><text:span text:style-name="T37">Argument</text:span> <text:span text:style-name="T13">(:list </text:span><text:span text:style-name="T28">[</text:span><text:span text:style-name="T29">argument</text:span><text:span text:style-name="T28">]</text:span><text:span text:style-name="T13">)</text:span></text:p>
          </table:table-cell>
          <table:table-cell table:style-name="state.B1" office:value-type="string">
            <text:p text:style-name="P23">Description</text:p>
          </table:table-cell>
        </table:table-row>
        <table:table-row>
          <table:table-cell table:style-name="state.A2" office:value-type="string">
            <text:p text:style-name="P26">functions</text:p>
          </table:table-cell>
          <table:table-cell table:style-name="state.B2" office:value-type="string">
            <text:p text:style-name="P26">Print a list of builtin functions and descriptions</text:p>
          </table:table-cell>
        </table:table-row>
        <table:table-row>
          <table:table-cell table:style-name="state.A2" office:value-type="string">
            <text:p text:style-name="P26">constants</text:p>
          </table:table-cell>
          <table:table-cell table:style-name="state.B2" office:value-type="string">
            <text:p text:style-name="P26">Print a list of builtin constants and descriptions</text:p>
          </table:table-cell>
        </table:table-row>
        <table:table-row>
          <table:table-cell table:style-name="state.A2" office:value-type="string">
            <text:p text:style-name="P26">variables</text:p>
          </table:table-cell>
          <table:table-cell table:style-name="state.B2" office:value-type="string">
            <text:p text:style-name="P26">Print a list of variables and their values</text:p>
          </table:table-cell>
        </table:table-row>
        <table:table-row>
          <table:table-cell table:style-name="state.A2" office:value-type="string">
            <text:p text:style-name="P26">expressions</text:p>
          </table:table-cell>
          <table:table-cell table:style-name="state.B2" office:value-type="string">
            <text:p text:style-name="P26">Print a list of expressions and their values</text:p>
          </table:table-cell>
        </table:table-row>
      </table:table>
      <text:p text:style-name="P13"/>
      <text:p text:style-name="P16">Meta</text:p>
      <text:p text:style-name="P13"/>
      <text:p text:style-name="P13">Synge CLI can give you information about itself, by running the following commands:</text:p>
      <text:p text:style-name="P13"/>
      <table:table table:name="meta" table:style-name="meta">
        <table:table-column table:style-name="meta.A"/>
        <table:table-column table:style-name="meta.B"/>
        <table:table-row>
          <table:table-cell table:style-name="meta.A1" office:value-type="string">
            <text:p text:style-name="P22">Command</text:p>
          </table:table-cell>
          <table:table-cell table:style-name="meta.B1" office:value-type="string">
            <text:p text:style-name="P22">Description</text:p>
          </table:table-cell>
        </table:table-row>
        <table:table-row>
          <table:table-cell table:style-name="meta.A2" office:value-type="string">
            <text:p text:style-name="P21">: version</text:p>
          </table:table-cell>
          <table:table-cell table:style-name="meta.B2" office:value-type="string">
            <text:p text:style-name="P21">Print version information</text:p>
          </table:table-cell>
        </table:table-row>
        <table:table-row>
          <table:table-cell table:style-name="meta.A2" office:value-type="string">
            <text:p text:style-name="P21">: licen<text:span text:style-name="T44">s</text:span>e</text:p>
          </table:table-cell>
          <table:table-cell table:style-name="meta.B2" office:value-type="string">
            <text:p text:style-name="P31">Print license and copyright information</text:p>
          </table:table-cell>
        </table:table-row>
        <table:table-row>
          <table:table-cell table:style-name="meta.A2" office:value-type="string">
            <text:p text:style-name="P21">: warranty</text:p>
          </table:table-cell>
          <table:table-cell table:style-name="meta.B2" office:value-type="string">
            <text:p text:style-name="P21">Print warranty information</text:p>
          </table:table-cell>
        </table:table-row>
      </table:table>
      <text:p text:style-name="P13"/>
      <text:p text:style-name="P15">Settings</text:p>
      <text:p text:style-name="P7"><text:span text:style-name="T14"/></text:p>
      <text:p text:style-name="P9"><text:soft-page-break/>Synge CLI supports <text:span text:style-name="T2">all</text:span> of the <text:span text:style-name="T36">settings Synge provides, and can retrieve current settings. The following is a table of the templates of both commands, where [setting] is the name of the setting (as described in </text:span><text:span text:style-name="T10">synge</text:span><text:span text:style-name="T36">(1)) and [value] is the </text:span><text:span text:style-name="T22">new</text:span><text:span text:style-name="T26"> </text:span><text:span text:style-name="T27">value of the setting (as described in </text:span><text:span text:style-name="T24">synge</text:span><text:span text:style-name="T27">(1)).</text:span></text:p>
      <text:p text:style-name="P9"><text:span text:style-name="T27"/></text:p>
      <table:table table:name="settings" table:style-name="settings">
        <table:table-column table:style-name="settings.A"/>
        <table:table-column table:style-name="settings.B"/>
        <table:table-row>
          <table:table-cell table:style-name="settings.A1" office:value-type="string">
            <text:p text:style-name="P24">Template</text:p>
          </table:table-cell>
          <table:table-cell table:style-name="settings.B1" office:value-type="string">
            <text:p text:style-name="P24">Description</text:p>
          </table:table-cell>
        </table:table-row>
        <table:table-row>
          <table:table-cell table:style-name="settings.A2" office:value-type="string">
            <text:p text:style-name="P20">: <text:span text:style-name="T38">get [setting]</text:span></text:p>
          </table:table-cell>
          <table:table-cell table:style-name="settings.B2" office:value-type="string">
            <text:p text:style-name="P27">Print the value of a setting</text:p>
          </table:table-cell>
        </table:table-row>
        <table:table-row>
          <table:table-cell table:style-name="settings.A2" office:value-type="string">
            <text:p text:style-name="P20">: <text:span text:style-name="T38">set [setting] [value]</text:span></text:p>
          </table:table-cell>
          <table:table-cell table:style-name="settings.B2" office:value-type="string">
            <text:p text:style-name="P27">Set the value of a setting. <text:span text:style-name="T39">Nonsensical </text:span>settings will be ignored.</text:p>
          </table:table-cell>
        </table:table-row>
      </table:table>
      <text:p text:style-name="P10"/>
      <text:p text:style-name="P17"><text:span text:style-name="T36">D</text:span>efaults</text:p>
      <text:p text:style-name="P11"/>
      <text:p text:style-name="P11">The following is a list of the <text:span text:style-name="T21">default</text:span><text:span text:style-name="T23"> settings </text:span><text:span text:style-name="T25">set each time Synge CLI starts.</text:span></text:p>
      <text:p text:style-name="P11"><text:span text:style-name="T25"/></text:p>
      <table:table table:name="Defaults" table:style-name="Defaults">
        <table:table-column table:style-name="Defaults.A" table:number-columns-repeated="2"/>
        <table:table-row>
          <table:table-cell table:style-name="Defaults.A1" office:value-type="string">
            <text:p text:style-name="P25">Settings</text:p>
          </table:table-cell>
          <table:table-cell table:style-name="Defaults.B1" office:value-type="string">
            <text:p text:style-name="P25">Default Value</text:p>
          </table:table-cell>
        </table:table-row>
        <table:table-row>
          <table:table-cell table:style-name="Defaults.A2" office:value-type="string">
            <text:p text:style-name="P28">mode</text:p>
          </table:table-cell>
          <table:table-cell table:style-name="Defaults.B2" office:value-type="string">
            <text:p text:style-name="P29">degrees</text:p>
          </table:table-cell>
        </table:table-row>
        <table:table-row>
          <table:table-cell table:style-name="Defaults.A2" office:value-type="string">
            <text:p text:style-name="P30">error</text:p>
          </table:table-cell>
          <table:table-cell table:style-name="Defaults.B2" office:value-type="string">
            <text:p text:style-name="P30">traceback</text:p>
          </table:table-cell>
        </table:table-row>
        <table:table-row>
          <table:table-cell table:style-name="Defaults.A2" office:value-type="string">
            <text:p text:style-name="P30">strictness</text:p>
          </table:table-cell>
          <table:table-cell table:style-name="Defaults.B2" office:value-type="string">
            <text:p text:style-name="P30">strict</text:p>
          </table:table-cell>
        </table:table-row>
        <table:table-row>
          <table:table-cell table:style-name="Defaults.A2" office:value-type="string">
            <text:p text:style-name="P30">precision</text:p>
          </table:table-cell>
          <table:table-cell table:style-name="Defaults.B2" office:value-type="string">
            <text:p text:style-name="P30">dynamic</text:p>
          </table:table-cell>
        </table:table-row>
      </table:table>
      <text:p text:style-name="P11"><text:span text:style-name="T25"/></text:p>
      <text:p text:style-name="P5">See Also</text:p>
      <text:p text:style-name="P2"/>
      <text:p text:style-name="P3">For specific <text:span text:style-name="T30">user </text:span>documentation about Synge <text:span text:style-name="T34">and other “official” interfaces</text:span>:</text:p>
      <text:p text:style-name="P1"><text:span text:style-name="T2"><text:tab/></text:span><text:span text:style-name="T5">s</text:span><text:span text:style-name="T2">ynge</text:span><text:span text:style-name="T13">(1), </text:span><text:span text:style-name="T5">syn</text:span><text:span text:style-name="T2">ge-gtk</text:span><text:span text:style-name="T13">(1), </text:span><text:span text:style-name="T5">s</text:span><text:span text:style-name="T2">ynge-eval</text:span><text:span text:style-name="T13">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Light" officeooo:rsid="011fcd08" officeooo:paragraph-rsid="011fcd08"/>
    </style:style>
    <style:style style:name="MP2" style:family="paragraph" style:parent-style-name="Footer">
      <style:text-properties style:font-name="DejaVu Sans Light" officeooo:rsid="0122c668" officeooo:paragraph-rsid="0122c668"/>
    </style:style>
    <style:style style:name="MT1" style:family="text">
      <style:text-properties fo:font-weight="bold" officeooo:rsid="016e2788" style:font-weight-asian="bold" style:font-weight-complex="bold"/>
    </style:style>
    <style:style style:name="MT2" style:family="text">
      <style:text-properties officeooo:rsid="016e2788"/>
    </style:style>
    <style:style style:name="MT3" style:family="text">
      <style:text-properties officeooo:rsid="01210aa7"/>
    </style:style>
    <style:style style:name="MT4" style:family="text">
      <style:text-properties fo:font-weight="bold" officeooo:rsid="01210aa7" style:font-weight-asian="bold" style:font-weight-complex="bold"/>
    </style:style>
    <style:style style:name="MT5" style:family="text">
      <style:text-properties fo:background-color="transparent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yphar<text:tab/><text:span text:style-name="MT1">Synge CLI</text:span><text:span text:style-name="MT2"> – </text:span>User Documentation<text:tab/><text:span text:style-name="MT3">Page </text:span><text:span text:style-name="MT4"><text:page-number text:select-page="current">2</text:page-number></text:span></text:p>
      </style:header>
      <style:footer>
        <text:p text:style-name="MP2"><text:span text:style-name="MT5"><text:date style:data-style-name="N37" text:date-value="2013-10-04T10:22:56.968367770" text:fixed="true">04/10/13</text:date></text:span><text:tab/><text:tab/>Page <text:span text:style-name="MT6"><text:page-number text:select-page="current">2</text:page-number></text:span> of 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6:18:48.830813383</meta:creation-date>
    <meta:generator>LibreOffice/4.1.1.2$Linux_X86_64 LibreOffice_project/410m0$Build-2</meta:generator>
    <dc:date>2013-10-04T19:36:07.260474980</dc:date>
    <meta:editing-duration>PT4H37M41S</meta:editing-duration>
    <meta:editing-cycles>362</meta:editing-cycles>
    <meta:document-statistic meta:table-count="4" meta:image-count="0" meta:object-count="0" meta:page-count="2" meta:paragraph-count="53" meta:word-count="334" meta:character-count="2083" meta:non-whitespace-character-count="1799"/>
  </office:meta>
</office:document-meta>
</file>